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7.png"/>
  <manifest:file-entry manifest:media-type="image/png" manifest:full-path="Pictures/image6.png"/>
  <manifest:file-entry manifest:media-type="image/png" manifest:full-path="Pictures/image5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8.png"/>
  <manifest:file-entry manifest:media-type="image/png" manifest:full-path="Pictures/image1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font-size="72.000000000000000pt"/>
    </style:style>
    <style:style style:name="T3" style:family="text">
      <style:text-properties fo:font-size="44.000000000000000pt"/>
    </style:style>
    <style:style style:name="T4" style:family="text">
      <style:text-properties fo:font-size="36.000000000000000pt"/>
    </style:style>
    <style:style style:name="T5" style:family="text">
      <style:text-properties fo:font-size="48.000000000000000pt"/>
    </style:style>
    <style:style style:name="T6" style:family="text">
      <style:text-properties fo:font-size="24.000000000000000pt"/>
    </style:style>
    <style:style style:name="T7" style:family="text">
      <style:text-properties fo:background-color="#ffffff" fo:font-size="40.000000000000000pt"/>
    </style:style>
    <style:style style:name="T8" style:family="text">
      <style:text-properties fo:background-color="#ffffff" fo:color="#001dff" fo:font-size="40.000000000000000pt"/>
    </style:style>
    <style:style style:name="T9" style:family="text">
      <style:text-properties fo:background-color="#ffffff" fo:color="#001dff" fo:font-size="40.000000000000000pt" style:text-position="super"/>
    </style:style>
    <style:style style:name="T10" style:family="text">
      <style:text-properties fo:font-size="40.000000000000000pt" style:text-position="0% 100%"/>
    </style:style>
    <style:style style:name="T11" style:family="text">
      <style:text-properties fo:font-size="36.000000000000000pt" style:text-position="0% 100%"/>
    </style:style>
    <style:style style:name="T12" style:family="text">
      <style:text-properties fo:color="#ff0004" fo:font-size="40.000000000000000pt" style:text-position="0% 100%"/>
    </style:style>
    <style:style style:name="T13" style:family="text">
      <style:text-properties fo:color="#001dfc"/>
    </style:style>
    <style:style style:name="P8" style:parent-style-name="Title" style:family="paragraph"/>
    <style:style style:name="P9" style:parent-style-name="Subtitle" style:family="paragraph">
      <style:paragraph-properties fo:margin-left="0.000000000000000pt" fo:margin-right="0.000000000000000pt"/>
    </style:style>
    <style:style style:name="P10" style:family="paragraph">
      <style:text-properties fo:color="#000000" fo:font-family="Sans Serif" fo:font-size="12.000000000000000pt"/>
    </style:style>
    <style:style style:name="P11" style:parent-style-name="Header" style:family="paragraph"/>
    <style:style style:name="P12" style:parent-style-name="Standard" style:family="paragraph">
      <style:paragraph-properties fo:margin-left="0.000000000000000pt" fo:margin-right="0.000000000000000pt"/>
    </style:style>
    <style:style style:name="P13" style:parent-style-name="Standard" style:family="paragraph">
      <style:paragraph-properties fo:margin-left="0.000000000000000pt" fo:margin-right="0.000000000000000pt" fo:text-align="center"/>
    </style:style>
    <style:style style:name="gr5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6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7" style:family="graphic">
      <style:graphic-properties draw:fill="none" draw:stroke="none" fo:margin="0.000000000000000pt" style:wrap="biggest" style:wrap-contour="false" style:wrap-dynamic-threshold="0.000000000000000pt"/>
    </style:style>
    <style:style style:name="gr8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9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pr1" style:family="presentation">
      <style:graphic-properties draw:fill="none" draw:stroke="none" fo:margin="0.000000000000000pt" fo:padding="0.000000000000000pt" style:wrap="biggest" style:wrap-contour="false" style:wrap-dynamic-threshold="0.000000000000000pt"/>
    </style:style>
    <style:style style:name="pr2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3" style:family="drawing-page">
      <style:drawing-page-properties presentation:background-objects-visible="true" presentation:background-visible="true" presentation:display-date-time="true" presentation:display-footer="true" presentation:display-header="false" presentation:display-page-number="false"/>
    </style:style>
    <style:style style:name="dp4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1" style:display-name="L1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2" style:display-name="L2">
      <text:list-level-style-bullet text:bullet-char="○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</office:automatic-styles>
  <office:body>
    <office:presentation>
      <draw:page draw:name="page1" draw:id="page1" xml:id="page1" draw:master-page-name="Default2" draw:style-name="dp3" presentation:presentation-page-layout-name="pl3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15" draw:id="shape-15" draw:layer="layout" svg:width="714.30359965420pt" svg:height="99.41119584060pt" svg:x="39.68510000000pt" svg:y="66.24580000000pt" presentation:class="title">
          <draw:text-box>
            <text:p text:style-name="P8"><text:span text:style-name="T2">mini-cas</text:span></text:p>
          </draw:text-box>
          <draw:glue-point draw:id="4" svg:x="0.50000000000pt" svg:y="0.50000000000pt" draw:align="center"/>
        </draw:frame>
        <draw:frame draw:style-name="gr5" xml:id="shape-16" draw:id="shape-16" draw:layer="layout" svg:width="714.30359965420pt" svg:height="394.78891441757pt" svg:x="36.43394352083pt" svg:y="181.74950122225pt" presentation:class="subtitle">
          <draw:text-box>
            <text:p text:style-name="P9"><text:span text:style-name="T3">Uma biblioteca para matemática simbólica em C++</text:span></text:p>
            <text:p text:style-name="P9"/>
            <text:p text:style-name="P9"/>
            <text:p text:style-name="P9"/>
            <text:p text:style-name="P9"/>
            <text:p text:style-name="P9"/>
            <text:p text:style-name="P9">Arthur Gonçalves do Carmo</text:p>
            <text:p text:style-name="P9">Luiz Carlos de Abreu Albuquerque</text:p>
          </draw:text-box>
          <draw:glue-point draw:id="4" svg:x="0.50000000000pt" svg:y="0.50000000000pt" draw:align="center"/>
        </draw:frame>
        <presentation:notes>
          <draw:frame presentation:style-name="pr1" xml:id="shape-17" draw:id="shape-1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18" draw:id="shape-18" draw:layer="" svg:width="420.88891811840pt" svg:height="315.63834208300pt" svg:x="87.16550000000pt" svg:y="63.97810000000pt" presentation:class="page" draw:page-number="1"/>
          <draw:frame draw:style-name="gr7" xml:id="shape-19" draw:id="shape-19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2" draw:id="page2" xml:id="page2" draw:master-page-name="Default1" draw:style-name="dp4" presentation:presentation-page-layout-name="pl3">
        <draw:layer-set>
          <draw:layer draw:name=""/>
        </draw:layer-set>
        <draw:frame draw:style-name="gr5" xml:id="shape-20" draw:id="shape-20" draw:layer="" svg:width="698.45790291200pt" svg:height="83.33872705200pt" svg:x="47.62212974400pt" svg:y="47.62212974400pt" presentation:class="title">
          <draw:text-box>
            <text:p text:style-name="P11"><text:span text:style-name="T2">Sumário</text:span></text:p>
          </draw:text-box>
          <draw:glue-point draw:id="4" svg:x="0.50000000000pt" svg:y="0.50000000000pt" draw:align="center"/>
        </draw:frame>
        <draw:frame draw:style-name="gr5" xml:id="shape-21" draw:id="shape-21" draw:layer="" svg:width="698.45790291200pt" svg:height="380.97703795200pt" svg:x="47.62212974400pt" svg:y="147.20126453756pt" presentation:class="subtitle">
          <draw:text-box>
            <text:p text:style-name="P12"/>
            <text:list text:style-name="L1" xml:id="list-38079f92-57d6-42cc-8215-05b22a648f43">
              <text:list-item>
                <text:p text:style-name="P12"><text:span text:style-name="T4"><text:tab/>Decisões tomadas (até agora)</text:span></text:p>
              </text:list-item>
            </text:list>
            <text:p text:style-name="P12"/>
            <text:list text:style-name="L2" xml:id="list-c5efbb70-32ce-4ba9-bed9-5fdb2ca05741">
              <text:list-item>
                <text:p text:style-name="P12"><text:span text:style-name="T4"><text:s text:c="6"/>O que há de novo</text:span></text:p>
              </text:list-item>
            </text:list>
            <text:p text:style-name="P12"/>
            <text:list text:style-name="L1" xml:id="list-73bf6f24-66f8-45e8-ade1-5f747871b76b">
              <text:list-item>
                <text:p text:style-name="P12"><text:span text:style-name="T4"><text:s text:c="6"/>Detalhes sobre o que já funciona</text:span></text:p>
              </text:list-item>
            </text:list>
          </draw:text-box>
          <draw:glue-point draw:id="4" svg:x="0.50000000000pt" svg:y="0.50000000000pt" draw:align="center"/>
        </draw:frame>
        <presentation:notes>
          <draw:frame presentation:style-name="pr2" xml:id="shape-22" draw:id="shape-2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23" draw:id="shape-23" draw:layer="" svg:width="396.28000000000pt" svg:height="296.96000000000pt" svg:x="108.00000000000pt" svg:y="60.18000000000pt" presentation:class="page" draw:page-number="2"/>
        </presentation:notes>
      </draw:page>
      <draw:page draw:name="Slide 3" draw:id="page3" xml:id="page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24" draw:id="shape-24" draw:layer="layout" svg:width="698.45790291200pt" svg:height="83.33872705200pt" svg:x="51.54007086764pt" svg:y="68.87494164097pt" presentation:class="title">
          <draw:text-box>
            <text:p text:style-name="P11"><text:span text:style-name="T5">Decisões tomadas</text:span></text:p>
          </draw:text-box>
          <draw:glue-point draw:id="4" svg:x="0.50000000000pt" svg:y="0.50000000000pt" draw:align="center"/>
        </draw:frame>
        <draw:frame draw:style-name="gr5" xml:id="shape-25" draw:id="shape-25" draw:layer="layout" svg:width="698.45790291200pt" svg:height="380.97703795200pt" svg:x="46.53841091761pt" svg:y="122.27573153058pt" presentation:class="outline">
          <draw:text-box>
            <text:p text:style-name="P12"><text:span text:style-name="T4"><text:tab/><text:tab/></text:span></text:p>
            <text:p text:style-name="P12"><text:span text:style-name="T4"><text:tab/></text:span>Implementação da classe para polinômios</text:p>
            <text:p text:style-name="P12"><text:tab/>-&gt; Criação de uma classe para monômios</text:p>
            <text:p text:style-name="P12"/>
            <text:p text:style-name="P12"><text:tab/>Classes symbol e term continuam no escopo do projeto</text:p>
            <text:p text:style-name="P12"/>
            <text:p text:style-name="P12"><text:tab/>Classes para vetores e matrizes fora</text:p>
            <text:p text:style-name="P12"><text:span text:style-name="T6"><text:tab/>(mas devem ser implementadas enventualmente)</text:span></text:p>
          </draw:text-box>
          <draw:glue-point draw:id="4" svg:x="0.50000000000pt" svg:y="0.50000000000pt" draw:align="center"/>
        </draw:frame>
        <presentation:notes>
          <draw:frame presentation:style-name="pr1" xml:id="shape-26" draw:id="shape-2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27" draw:id="shape-27" draw:layer="" svg:width="420.88891811840pt" svg:height="315.66668858880pt" svg:x="87.16550000000pt" svg:y="63.97810000000pt" presentation:class="page" draw:page-number="3"/>
          <draw:frame draw:style-name="gr7" xml:id="shape-28" draw:id="shape-28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4" draw:id="page4" xml:id="page4" draw:master-page-name="Default1" draw:style-name="dp4" presentation:presentation-page-layout-name="pl3">
        <draw:layer-set>
          <draw:layer draw:name=""/>
        </draw:layer-set>
        <draw:frame draw:style-name="gr5" xml:id="shape-29" draw:id="shape-29" draw:layer="" svg:width="698.45790291200pt" svg:height="83.33872705200pt" svg:x="48.70508758295pt" svg:y="67.11537084514pt" presentation:class="title">
          <draw:text-box>
            <text:p text:style-name="P11"><text:span text:style-name="T5">Monômios</text:span></text:p>
          </draw:text-box>
          <draw:glue-point draw:id="4" svg:x="0.50000000000pt" svg:y="0.50000000000pt" draw:align="center"/>
        </draw:frame>
        <draw:frame draw:style-name="gr5" xml:id="shape-30" draw:id="shape-30" draw:layer="" svg:width="698.45790291200pt" svg:height="380.97703795200pt" svg:x="47.62212974400pt" svg:y="142.86638923200pt" presentation:class="subtitle">
          <draw:text-box>
            <text:p text:style-name="P12"><text:tab/><text:tab/></text:p>
            <text:p text:style-name="P12"><text:span text:style-name="T4"><text:tab/>Resumidamente:</text:span></text:p>
            <text:p text:style-name="P12"/>
            <text:p text:style-name="P12"><text:span text:style-name="T7"><text:tab/></text:span><text:span text:style-name="T8">128xy</text:span><text:span text:style-name="T9">3</text:span><text:span text:style-name="T8">z</text:span><text:span text:style-name="T9">2<text:s/></text:span><text:span text:style-name="T10"><text:s/></text:span><text:span text:style-name="T11"><text:tab/><text:tab/>é um monômio</text:span></text:p>
            <text:p text:style-name="P12"/>
            <text:p text:style-name="P12"><text:span text:style-name="T11"><text:tab/></text:span><text:span text:style-name="T12">(1 + y) x</text:span><text:span text:style-name="T10"><text:s/></text:span><text:span text:style-name="T11"><text:tab/><text:tab/>não é um monômio</text:span></text:p>
          </draw:text-box>
          <draw:glue-point draw:id="4" svg:x="0.50000000000pt" svg:y="0.50000000000pt" draw:align="center"/>
        </draw:frame>
        <presentation:notes>
          <draw:frame presentation:style-name="pr2" xml:id="shape-31" draw:id="shape-31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2" draw:id="shape-32" draw:layer="" svg:width="396.28000000000pt" svg:height="296.96000000000pt" svg:x="108.00000000000pt" svg:y="60.18000000000pt" presentation:class="page" draw:page-number="4"/>
        </presentation:notes>
      </draw:page>
      <draw:page draw:name="page5" draw:id="page5" xml:id="page5" draw:master-page-name="Default1" draw:style-name="dp4" presentation:presentation-page-layout-name="pl3">
        <draw:layer-set>
          <draw:layer draw:name=""/>
        </draw:layer-set>
        <draw:frame draw:style-name="gr5" xml:id="shape-33" draw:id="shape-33" draw:layer="" svg:width="698.45790291200pt" svg:height="83.33872705200pt" svg:x="49.78804542190pt" svg:y="58.45170813352pt" presentation:class="title">
          <draw:text-box>
            <text:p text:style-name="P11"><text:span text:style-name="T5">Primeira tentativa</text:span></text:p>
          </draw:text-box>
          <draw:glue-point draw:id="4" svg:x="0.50000000000pt" svg:y="0.50000000000pt" draw:align="center"/>
        </draw:frame>
        <draw:frame draw:style-name="gr5" xml:id="shape-34" draw:id="shape-34" draw:layer="" svg:width="698.45790291200pt" svg:height="380.97703795200pt" svg:x="47.62212974400pt" svg:y="142.86638923200pt" presentation:class="subtitle">
          <draw:text-box>
            <text:p text:style-name="P12"/>
          </draw:text-box>
          <draw:glue-point draw:id="4" svg:x="0.50000000000pt" svg:y="0.50000000000pt" draw:align="center"/>
        </draw:frame>
        <draw:frame draw:style-name="gr8" xml:id="shape-35" draw:id="shape-35" draw:layer="" svg:width="546.68261185714pt" svg:height="197.22568850265pt" svg:x="124.44818177540pt" svg:y="174.26424236720pt">
          <draw:image xlink:type="simple" xlink:show="embed" xlink:actuate="onLoad" xlink:href="Pictures/image4.png"/>
        </draw:frame>
        <presentation:notes>
          <draw:frame presentation:style-name="pr2" xml:id="shape-36" draw:id="shape-3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7" draw:id="shape-37" draw:layer="" svg:width="396.28000000000pt" svg:height="296.96000000000pt" svg:x="108.00000000000pt" svg:y="60.18000000000pt" presentation:class="page" draw:page-number="5"/>
        </presentation:notes>
      </draw:page>
      <draw:page draw:name="page6" draw:id="page6" xml:id="page6" draw:master-page-name="Default1" draw:style-name="dp4" presentation:presentation-page-layout-name="pl3">
        <draw:layer-set>
          <draw:layer draw:name=""/>
        </draw:layer-set>
        <draw:frame draw:style-name="gr9" xml:id="shape-38" draw:id="shape-38" draw:layer="" svg:width="698.45790291200pt" svg:height="380.97703795200pt" svg:x="47.62212974400pt" svg:y="142.86638923200pt" presentation:class="subtitle" presentation:placeholder="true" draw:text-style-name="P12">
          <draw:text-box/>
          <draw:glue-point draw:id="4" svg:x="0.50000000000pt" svg:y="0.50000000000pt" draw:align="center"/>
        </draw:frame>
        <draw:frame draw:style-name="gr5" xml:id="shape-39" draw:id="shape-39" draw:layer="" svg:width="698.45790291200pt" svg:height="83.33872705200pt" svg:x="48.70508758295pt" svg:y="61.70058165038pt" presentation:class="title">
          <draw:text-box>
            <text:p text:style-name="P11"><text:span text:style-name="T5">Como está agora</text:span></text:p>
          </draw:text-box>
          <draw:glue-point draw:id="4" svg:x="0.50000000000pt" svg:y="0.50000000000pt" draw:align="center"/>
        </draw:frame>
        <draw:frame draw:style-name="gr8" xml:id="shape-40" draw:id="shape-40" draw:layer="" svg:width="714.75217370845pt" svg:height="111.42283664543pt" svg:x="38.98648220228pt" svg:y="208.91889321367pt">
          <draw:image xlink:type="simple" xlink:show="embed" xlink:actuate="onLoad" xlink:href="Pictures/image5.png"/>
        </draw:frame>
        <presentation:notes>
          <draw:frame presentation:style-name="pr2" xml:id="shape-41" draw:id="shape-41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42" draw:id="shape-42" draw:layer="" svg:width="396.28000000000pt" svg:height="296.96000000000pt" svg:x="108.00000000000pt" svg:y="60.18000000000pt" presentation:class="page" draw:page-number="6"/>
        </presentation:notes>
      </draw:page>
      <draw:page draw:name="page7" draw:id="page7" xml:id="page7" draw:master-page-name="Default1" draw:style-name="dp4" presentation:presentation-page-layout-name="pl3">
        <draw:layer-set>
          <draw:layer draw:name=""/>
        </draw:layer-set>
        <draw:frame draw:style-name="gr9" xml:id="shape-43" draw:id="shape-43" draw:layer="" svg:width="698.45790291200pt" svg:height="380.97703795200pt" svg:x="45.45621406610pt" svg:y="142.86638923200pt" presentation:class="subtitle" presentation:placeholder="true" draw:text-style-name="P12">
          <draw:text-box/>
          <draw:glue-point draw:id="4" svg:x="0.50000000000pt" svg:y="0.50000000000pt" draw:align="center"/>
        </draw:frame>
        <draw:frame draw:style-name="gr5" xml:id="shape-44" draw:id="shape-44" draw:layer="" svg:width="698.45790291200pt" svg:height="83.33872705200pt" svg:x="47.62212974400pt" svg:y="47.62212974400pt" presentation:class="title">
          <draw:text-box>
            <text:p text:style-name="P11"/>
          </draw:text-box>
          <draw:glue-point draw:id="4" svg:x="0.50000000000pt" svg:y="0.50000000000pt" draw:align="center"/>
        </draw:frame>
        <draw:frame draw:style-name="gr8" xml:id="shape-45" draw:id="shape-45" draw:layer="" svg:width="719.08400506426pt" svg:height="75.93900947064pt" svg:x="35.73760868542pt" svg:y="78.96395253941pt">
          <draw:image xlink:type="simple" xlink:show="embed" xlink:actuate="onLoad" xlink:href="Pictures/image6.png"/>
        </draw:frame>
        <draw:frame draw:style-name="gr8" xml:id="shape-46" draw:id="shape-46" draw:layer="" svg:width="712.58625803055pt" svg:height="196.91747488319pt" svg:x="38.98648220228pt" svg:y="201.33818834101pt">
          <draw:image xlink:type="simple" xlink:show="embed" xlink:actuate="onLoad" xlink:href="Pictures/image7.png"/>
        </draw:frame>
        <presentation:notes>
          <draw:frame presentation:style-name="pr2" xml:id="shape-47" draw:id="shape-4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48" draw:id="shape-48" draw:layer="" svg:width="396.28000000000pt" svg:height="296.96000000000pt" svg:x="108.00000000000pt" svg:y="60.18000000000pt" presentation:class="page" draw:page-number="7"/>
        </presentation:notes>
      </draw:page>
      <draw:page draw:name="page8" draw:id="page8" xml:id="page8" draw:master-page-name="Default1" draw:style-name="dp4" presentation:presentation-page-layout-name="pl3">
        <draw:layer-set>
          <draw:layer draw:name=""/>
        </draw:layer-set>
        <draw:frame draw:style-name="gr5" xml:id="shape-49" draw:id="shape-49" draw:layer="" svg:width="698.45790291200pt" svg:height="83.33872705200pt" svg:x="45.45621406610pt" svg:y="64.94945516724pt" presentation:class="title">
          <draw:text-box>
            <text:p text:style-name="P11"><text:span text:style-name="T5">Polinômios</text:span></text:p>
          </draw:text-box>
          <draw:glue-point draw:id="4" svg:x="0.50000000000pt" svg:y="0.50000000000pt" draw:align="center"/>
        </draw:frame>
        <draw:frame draw:style-name="gr5" xml:id="shape-50" draw:id="shape-50" draw:layer="" svg:width="698.45790291200pt" svg:height="380.97703795200pt" svg:x="47.62212974400pt" svg:y="137.86638923200pt" presentation:class="subtitle">
          <draw:text-box>
            <text:p text:style-name="P12"/>
            <text:p text:style-name="P13"/>
            <text:p text:style-name="P13"><text:span text:style-name="T13">monomial_comp_class:</text:span></text:p>
            <text:p text:style-name="P13"/>
            <text:p text:style-name="P13">certifica que monômios semelhantes compartilhem um mesmo lugar na árvore</text:p>
          </draw:text-box>
          <draw:glue-point draw:id="4" svg:x="0.50000000000pt" svg:y="0.50000000000pt" draw:align="center"/>
        </draw:frame>
        <draw:frame draw:style-name="gr8" xml:id="shape-51" draw:id="shape-51" draw:layer="" svg:width="747.68669705196pt" svg:height="34.29193696553pt" svg:x="24.90803029590pt" svg:y="146.10733855445pt">
          <draw:image xlink:type="simple" xlink:show="embed" xlink:actuate="onLoad" xlink:href="Pictures/image8.png"/>
        </draw:frame>
        <presentation:notes>
          <draw:frame presentation:style-name="pr2" xml:id="shape-52" draw:id="shape-5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53" draw:id="shape-53" draw:layer="" svg:width="396.28000000000pt" svg:height="296.96000000000pt" svg:x="108.00000000000pt" svg:y="60.18000000000pt" presentation:class="page" draw:page-number="8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  <style:style style:name="Footnote" style:display-name="Footnote" style:family="paragraph" style:next-style-name=""/>
    <style:style style:name="Endnote" style:display-name="Endnote" style:family="paragraph" style:next-style-name=""/>
    <style:style style:name="Title" style:display-name="Title" style:family="paragraph">
      <style:paragraph-properties fo:padding-top="0.000000000000000pt" fo:text-align="center"/>
      <style:text-properties fo:color="#ffffff" fo:font-family="Arial" fo:font-size="44.000000000000000pt" fo:font-weight="bold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tandard" style:display-name="Standard" style:family="paragraph">
      <style:paragraph-properties fo:margin="0.000000000000000pt" fo:padding-top="0.000000000000000pt" fo:text-align="left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ubtitle" style:display-name="Subtitle" style:family="paragraph">
      <style:paragraph-properties fo:margin="0.000000000000000pt" fo:padding-top="0.000000000000000pt" fo:text-align="center" fo:text-indent="0.000000000000000pt"/>
      <style:text-properties fo:color="#ffffff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Header" style:display-name="Header" style:family="paragraph">
      <style:paragraph-properties fo:padding-top="0.000000000000000pt" fo:text-align="center"/>
      <style:text-properties fo:color="#ffffff" fo:font-family="Arial" fo:font-size="40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vg:linearGradient draw:name="gradient1" svg:spreadMethod="pad" svg:x1="50.000000%" svg:x2="50.000000%" svg:y1="-20.710700%" svg:y2="120.711000%">
      <svg:stop svg:offset="0" svg:stop-color="#ffffff"/>
      <svg:stop svg:offset="1" svg:stop-color="#1c82b9"/>
    </svg:linearGradient>
    <svg:linearGradient draw:name="gradient2" svg:spreadMethod="pad" svg:x1="50.000000%" svg:x2="50.000000%" svg:y1="-20.710700%" svg:y2="120.711000%">
      <svg:stop svg:offset="0" svg:stop-color="#1c82b9"/>
      <svg:stop svg:offset="1" svg:stop-color="#ffffff"/>
    </svg:linearGradient>
    <style:presentation-page-layout style:name="pl1" style:display-name="AL4T19">
      <presentation:placeholder presentation:object="title" svg:x="6%" svg:y="8%" svg:width="88%" svg:height="14%"/>
    </style:presentation-page-layout>
    <style:presentation-page-layout style:name="pl2" style:display-name="AL2T1">
      <presentation:placeholder presentation:object="title" svg:x="6%" svg:y="8%" svg:width="88%" svg:height="14%"/>
      <presentation:placeholder presentation:object="outline" svg:x="6%" svg:y="24%" svg:width="88%" svg:height="64%"/>
    </style:presentation-page-layout>
    <style:presentation-page-layout style:name="pl3" style:display-name="AL1T0">
      <presentation:placeholder presentation:object="title" svg:x="6%" svg:y="8%" svg:width="88%" svg:height="14%"/>
      <presentation:placeholder presentation:object="subtitle" svg:x="6%" svg:y="24%" svg:width="88%" svg:height="64%"/>
    </style:presentation-page-layout>
    <style:presentation-page-layout style:name="pl4" style:display-name="AL7T7">
      <presentation:placeholder presentation:object="title" svg:x="6%" svg:y="8%" svg:width="88%" svg:height="14%"/>
      <presentation:placeholder presentation:object="chart" svg:x="6%" svg:y="24%" svg:width="43%" svg:height="64%"/>
      <presentation:placeholder presentation:object="outline" svg:x="51%" svg:y="24%" svg:width="43%" svg:height="64%"/>
    </style:presentation-page-layout>
    <style:presentation-page-layout style:name="pl5" style:display-name="AL8T4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chart" svg:x="51%" svg:y="24%" svg:width="43%" svg:height="64%"/>
    </style:presentation-page-layout>
    <style:presentation-page-layout style:name="pl6" style:display-name="AL5T9">
      <presentation:placeholder presentation:object="title" svg:x="6%" svg:y="8%" svg:width="88%" svg:height="14%"/>
      <presentation:placeholder presentation:object="graphic" svg:x="6%" svg:y="24%" svg:width="43%" svg:height="64%"/>
      <presentation:placeholder presentation:object="outline" svg:x="51%" svg:y="24%" svg:width="43%" svg:height="64%"/>
    </style:presentation-page-layout>
    <style:presentation-page-layout style:name="pl7" style:display-name="AL6T6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graphic" svg:x="51%" svg:y="24%" svg:width="43%" svg:height="64%"/>
    </style:presentation-page-layout>
    <style:presentation-page-layout style:name="pl8" style:display-name="AL3T3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outline" svg:x="51%" svg:y="24%" svg:width="43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parent-style-name="Header" style:family="paragraph"/>
    <style:style style:name="P2" style:parent-style-name="Standard" style:family="paragraph">
      <style:paragraph-properties fo:margin-left="0.000000000000000pt" fo:margin-right="0.000000000000000pt"/>
    </style:style>
    <style:style style:name="P3" style:family="paragraph">
      <style:text-properties fo:color="#000000" fo:font-family="Sans Serif" fo:font-size="14.000000000000000pt" style:letter-kerning="true"/>
    </style:style>
    <style:style style:name="P4" style:family="paragraph">
      <style:paragraph-properties fo:text-align="center"/>
      <style:text-properties fo:color="#000000" fo:font-family="Sans Serif" fo:font-size="14.000000000000000pt" style:letter-kerning="true"/>
    </style:style>
    <style:style style:name="P5" style:family="paragraph">
      <style:paragraph-properties fo:text-align="end"/>
      <style:text-properties fo:color="#ffffff" fo:font-family="Sans Serif" fo:font-size="14.000000000000000pt" style:letter-kerning="true"/>
    </style:style>
    <style:style style:name="P6" style:parent-style-name="Title" style:family="paragraph"/>
    <style:style style:name="P7" style:family="paragraph">
      <style:paragraph-properties fo:text-align="end"/>
      <style:text-properties fo:color="#000000" fo:font-family="Sans Serif" fo:font-size="14.000000000000000pt" style:letter-kerning="true"/>
    </style:style>
    <style:style style:name="gr1" style:family="graphic">
      <style:graphic-properties draw:fill="gradient" draw:fill-gradient-name="gradient2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 svg:fill-rule="evenodd"/>
    </style:style>
    <style:style style:name="gr2" style:family="graphic">
      <style:graphic-properties draw:color-mode="standard" draw:fill="none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/>
    </style:style>
    <style:style style:name="gr3" style:family="graphic">
      <style:graphic-properties draw:fill="none" draw:stroke="none" fo:margin="0.000000000000000pt" style:wrap="biggest" style:wrap-contour="false" style:wrap-dynamic-threshold="0.000000000000000pt"/>
    </style:style>
    <style:style style:name="gr4" style:family="graphic">
      <style:graphic-properties draw:auto-grow-height="false" draw:fill="none" draw:shadow="hidden" draw:shadow-color="#808080" draw:shadow-offset-x="8.50395pt" draw:shadow-offset-y="8.50395pt" draw:stroke="none" draw:textarea-vertical-align="top" fo:margin="0.000000000000000pt" fo:padding="0.000000000000000pt" style:wrap="biggest" style:wrap-contour="false" style:wrap-dynamic-threshold="0.000000000000000pt"/>
    </style:style>
    <style:style style:name="dp1" style:family="drawing-page">
      <style:drawing-page-properties draw:fill="gradient" draw:fill-gradient-name="gradient1"/>
    </style:style>
    <style:style style:name="dp2" style:family="drawing-page">
      <style:drawing-page-properties draw:fill="gradient" draw:fill-gradient-name="gradient2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793.702162400000020pt" style:print-orientation="landscape"/>
    </style:page-layout>
  </office:automatic-styles>
  <office:master-styles>
    <style:master-page style:name="Default1" draw:style-name="dp1" style:display-name="Curious Penguin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layer="backgroundobjects" svg:x="39.68510000000pt" svg:y="36.90720000000pt" svg:width="714.30359965420pt" svg:height="495.24180283180pt">
        <draw:enhanced-geometry svg:viewBox="0 0 21600 21600" draw:modifiers="380.379" draw:enhanced-path="M?f7 0 X0 ?f8 L0 ?f9 Y?f7 21600 L?f10 21600 X21600 ?f9 L21600 ?f8 Y?f10 0 Z N">
          <draw:equation draw:name="f0" draw:formula="45"/>
          <draw:equation draw:name="f1" draw:formula="$0 *sin(?f0 *(pi/180))"/>
          <draw:equation draw:name="f10" draw:formula="right-$0 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handle draw:handle-position="$0 top" draw:handle-range-x-minimum="0" draw:handle-range-x-maximum="10800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2" draw:id="shape-2" draw:layer="backgroundobjects" svg:width="258.88863747140pt" svg:height="243.29805928140pt" draw:transform="matrix(0.80819600000 0.58891400000 -0.58891400000 0.80819600000 638.01500000000pt 332.70400000000pt)">
        <draw:image xlink:type="simple" xlink:show="embed" xlink:actuate="onLoad" xlink:href="Pictures/image1.png"/>
      </draw:frame>
      <draw:frame draw:style-name="gr3" xml:id="shape-3" draw:id="shape-3" draw:layer="backgroundobjects" svg:width="698.45790291200pt" svg:height="83.33872705200pt" svg:x="47.62212974400pt" svg:y="47.622129744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" draw:id="shape-4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5" draw:id="shape-5" draw:layer="backgroundobjects" svg:width="184.90425733340pt" svg:height="41.04574039840pt" svg:x="51.02370000000pt" svg:y="542.269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6" draw:id="shape-6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7" draw:id="shape-7" draw:layer="backgroundobjects" svg:width="175.2097523498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2" style:display-name="Curious Penguin Titl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2" xml:id="shape-8" draw:id="shape-8" draw:layer="backgroundobjects" svg:width="284.31545317400pt" svg:height="240.94529930000pt" svg:x="490.39500000000pt" svg:y="31.18120000000pt">
        <draw:image xlink:type="simple" xlink:show="embed" xlink:actuate="onLoad" xlink:href="Pictures/image2.png"/>
      </draw:frame>
      <draw:frame draw:style-name="gr2" xml:id="shape-9" draw:id="shape-9" draw:layer="backgroundobjects" svg:width="382.67782830000pt" svg:height="387.49673428600pt" svg:x="205.51200000000pt" svg:y="207.78000000000pt">
        <draw:image xlink:type="simple" xlink:show="embed" xlink:actuate="onLoad" xlink:href="Pictures/image3.png"/>
      </draw:frame>
      <draw:frame draw:style-name="gr3" xml:id="shape-10" draw:id="shape-10" draw:layer="backgroundobjects" svg:width="698.45790291200pt" svg:height="83.33872705200pt" svg:x="47.62212974400pt" svg:y="47.622129744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1" draw:id="shape-11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2" draw:id="shape-12" draw:layer="backgroundobjects" svg:width="184.90425733340pt" svg:height="16.41262685820pt" svg:x="39.68510000000pt" svg:y="566.930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3" draw:id="shape-13" draw:layer="backgroundobjects" svg:width="251.57523897500pt" svg:height="16.41262685820pt" svg:x="271.44600000000pt" svg:y="566.930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4" draw:id="shape-14" draw:layer="backgroundobjects" svg:width="184.90425733340pt" svg:height="16.41262685820pt" svg:x="569.05600000000pt" svg:y="566.93000000000pt" presentation:class="page-number">
        <draw:text-box>
          <text:p text:style-name="P7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7</meta:generator>
    <dc:title>Curious penguin</dc:title>
    <meta:initial-creator>Unknown</meta:initial-creator>
    <meta:editing-cycles>25</meta:editing-cycles>
    <dc:date>2018-09-18T15:52:45</dc:date>
    <meta:creation-date>2010-09-14T19:07:31</meta:creation-date>
    <dc:creator>Arthur</dc:creator>
  </office:meta>
</office:document-meta>
</file>